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Nimbus Sans L', Arial, 'Liberation Sans', 'PingFang SC', 'Hiragino Sans GB', 'Source Han Sans CN', 'Source Han Sans SC', 'Microsoft YaHei', 'Wenquanyi Micro Hei', 'WenQuanYi Zen Hei', 'ST Heiti', SimHei, 'WenQuanYi Zen Hei Sharp', sans-serif"/>
    <style:font-face style:name="Lato" svg:font-family="Lato, 'Helvetica Neue', Helvetica, Arial, sans-serif"/>
    <style:font-face style:name="Tahoma1" svg:font-family="Tahoma"/>
    <style:font-face style:name="segoe-ui-normal" svg:font-family="segoe-ui-normal, 'Microsoft YaHei',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7.867cm" table:align="left" fo:background-color="#ffffff">
        <style:background-image/>
      </style:table-properties>
    </style:style>
    <style:style style:name="Tableau1.A" style:family="table-column">
      <style:table-column-properties style:column-width="7.867cm"/>
    </style:style>
    <style:style style:name="Tableau1.1" style:family="table-row">
      <style:table-row-properties fo:background-color="#f5f5f5">
        <style:background-image/>
      </style:table-row-properties>
    </style:style>
    <style:style style:name="Tableau1.A1" style:family="table-cell">
      <style:table-cell-properties style:vertical-align="middle" fo:padding="0.049cm" fo:border="none"/>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Table_20_Contents">
      <style:paragraph-properties fo:margin-left="0cm" fo:margin-right="0cm" fo:margin-top="0cm" fo:margin-bottom="0cm" fo:text-indent="0cm" style:auto-text-indent="false" fo:padding="0cm" fo:border="none"/>
      <style:text-properties style:font-name="Helvetica Neue"/>
    </style:style>
    <style:style style:name="T1" style:family="text">
      <style:text-properties fo:font-variant="normal" fo:text-transform="none" fo:color="#333333" style:font-name="segoe-ui-normal" fo:font-size="10.5pt" fo:letter-spacing="normal" fo:font-style="normal" fo:font-weight="normal"/>
    </style:style>
    <style:style style:name="T2" style:family="text">
      <style:text-properties fo:font-variant="normal" fo:text-transform="none" fo:color="#333333" fo:letter-spacing="normal"/>
    </style:style>
    <style:style style:name="T3" style:family="text">
      <style:text-properties fo:font-variant="normal" fo:text-transform="none" fo:color="#333333" fo:font-size="10.5pt" fo:letter-spacing="normal" fo:font-style="normal" fo:font-weight="normal"/>
    </style:style>
    <style:style style:name="T4" style:family="text">
      <style:text-properties fo:font-variant="normal" fo:text-transform="none" fo:color="#2c3e50" style:font-name="Lato" fo:font-size="11.25pt" fo:letter-spacing="normal" fo:font-style="normal" fo:font-weight="normal"/>
    </style:style>
    <style:style style:name="T5" style:family="text">
      <style:text-properties fo:font-variant="normal" fo:text-transform="none" fo:color="#2c3e50" style:font-name="Lato" fo:font-size="11.25pt" fo:letter-spacing="normal"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ProjectOxford :</text:span></text:p>
      <text:p text:style-name="P1"><text:span text:style-name="T1">Key Emotion Api MicroSoft : "0bf24095d479418aba9f33a0f3106824"</text:span><text:span text:style-name="T2"> </text:span> </text:p>
      <text:p text:style-name="P1"/>
      <text:p text:style-name="P1"/>
      <text:p text:style-name="P1"><text:a xlink:type="simple" xlink:href="http://face.sightcorp.com/user_dashboard/" text:style-name="Internet_20_link" text:visited-style-name="Visited_20_Internet_20_Link">http://face.sightcorp.com/user_dashboard/</text:a></text:p>
      <text:p text:style-name="P1">Mothas</text:p>
      <text:p text:style-name="P1">thomas1234<text:tab/></text:p>
      <text:p text:style-name="P1"><text:span text:style-name="T4">Your client id is : </text:span><text:span text:style-name="Strong_20_Emphasis"><text:span text:style-name="T5">898ebfcc0709479287efbd7adf3c749</text:span></text:span> </text:p>
      <text:p text:style-name="P1"/>
      <text:p text:style-name="P1"><text:a xlink:type="simple" xlink:href="https://console.faceplusplus.com/app/apikey/list" text:style-name="Internet_20_link" text:visited-style-name="Visited_20_Internet_20_Link">https://console.faceplusplus.com/app/apikey/list</text:a></text:p>
      <text:p text:style-name="P1"/>
      <table:table table:name="Tableau1" table:style-name="Tableau1">
        <table:table-column table:style-name="Tableau1.A"/>
        <table:table-row table:style-name="Tableau1.1">
          <table:table-cell table:style-name="Tableau1.A1" office:value-type="string">
            <text:p text:style-name="P2"><text:line-break/>Key : tpYOyRs6PFd_15Dld0FOjUs4KDendVyl</text:p>
            <text:p text:style-name="P2">Api Secret :</text:p>
            <text:p text:style-name="P2"><text:span text:style-name="T3">Q4l8d1fgvzygbo6VIX8lXkVTzUrcBXnP</text:span> </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Nimbus Sans L', Arial, 'Liberation Sans', 'PingFang SC', 'Hiragino Sans GB', 'Source Han Sans CN', 'Source Han Sans SC', 'Microsoft YaHei', 'Wenquanyi Micro Hei', 'WenQuanYi Zen Hei', 'ST Heiti', SimHei, 'WenQuanYi Zen Hei Sharp', sans-serif"/>
    <style:font-face style:name="Lato" svg:font-family="Lato, 'Helvetica Neue', Helvetica, Arial, sans-serif"/>
    <style:font-face style:name="Tahoma1" svg:font-family="Tahoma"/>
    <style:font-face style:name="segoe-ui-normal" svg:font-family="segoe-ui-normal, 'Microsoft YaHei',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7M30S</meta:editing-duration>
    <meta:editing-cycles>6</meta:editing-cycles>
    <meta:generator>OpenOffice/4.1.1$Win32 OpenOffice.org_project/411m6$Build-9775</meta:generator>
    <dc:date>2017-03-13T14:16:08.33</dc:date>
    <dc:creator>Thomas GOFFINET</dc:creator>
    <meta:document-statistic meta:table-count="1" meta:image-count="0" meta:object-count="0" meta:page-count="1" meta:paragraph-count="10" meta:word-count="25" meta:character-count="321"/>
    <meta:user-defined meta:name="Info 1"/>
    <meta:user-defined meta:name="Info 2"/>
    <meta:user-defined meta:name="Info 3"/>
    <meta:user-defined meta:name="Info 4"/>
  </office:meta>
</office:document-meta>
</file>